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933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4.03cm" fo:break-before="auto" style:use-optimal-row-height="false"/>
    </style:style>
    <style:style style:name="ro12" style:family="table-row">
      <style:table-row-properties style:row-height="3.043cm" fo:break-before="auto" style:use-optimal-row-height="false"/>
    </style:style>
    <style:style style:name="ro13" style:family="table-row">
      <style:table-row-properties style:row-height="2.193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1.094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2.08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Ajouter une vue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’ajout d’une vue est possible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Clicker sur l’icone couchdb importer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nterface de l’extension apparait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Compléter l’url de la base de donnée, l’identifiant et le mot de passe puis clicker sur OK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Si la connection est un succés, la suite de l’extension devient accessible; si c’est un échec QGIS affiche une erreur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 table:number-columns-spanned="3" table:number-rows-spanned="1">
            <text:p>(Optionnel) Choisir les options de filtrage: table de la base de donnée, les types d’objet, les attributs pour chaque type d’objet <text:s text:c="2"/></text:p>
          </table:table-cell>
          <table:covered-table-cell table:style-name="ce60"/>
          <table:covered-table-cell table:style-name="ce75"/>
          <table:table-cell table:style-name="ce65"/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1">
          <table:table-cell table:style-name="Default"/>
          <table:table-cell table:style-name="ce65" office:value-type="string" calcext:value-type="string" table:number-columns-spanned="3" table:number-rows-spanned="1">
            <text:p>(Optionnel) Clicker sur <text:span text:style-name="T1">Detail.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Un préchargement des objets s’éffectue en fonction des paramétres sélectionnés précédemment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/>
          <table:table-cell table:style-name="ce65" office:value-type="string" calcext:value-type="string" table:number-columns-spanned="3" table:number-rows-spanned="1">
            <text:p>(Optionnel) Sélectionner les objets à charger ou clicker sur un objet.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Clicker sur un objet affiche le détail de la classe attributaire qui sera enregistrée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Default"/>
          <table:table-cell table:style-name="ce65" office:value-type="string" calcext:value-type="string" table:number-columns-spanned="3" table:number-rows-spanned="1">
            <text:p>Clicker sur <text:span text:style-name="T1">Ajouter les couches</text:span>.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Qgis construit et affiche les couche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Default" table:number-columns-repeated="20"/>
          <table:table-cell table:number-columns-repeated="44"/>
        </table:table-row>
        <table:table-row table:style-name="ro14">
          <table:table-cell table:style-name="Default" table:number-columns-repeated="20"/>
          <table:table-cell table:number-columns-repeated="44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15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Default" table:number-columns-repeated="20"/>
          <table:table-cell table:number-columns-repeated="44"/>
        </table:table-row>
        <table:table-row table:style-name="ro16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7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15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18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number-columns-repeated="47"/>
        </table:table-row>
        <table:table-row table:style-name="ro14" table:number-rows-repeated="1048542">
          <table:table-cell table:number-columns-repeated="64"/>
        </table:table-row>
        <table:table-row table:style-name="ro1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0:47:08.17091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3-27T11:08:13.109527396</dc:date>
    <meta:generator>LibreOffice/6.4.1.2$Linux_X86_64 LibreOffice_project/4d224e95b98b138af42a64d84056446d09082932</meta:generator>
    <meta:editing-duration>PT1H10M13S</meta:editing-duration>
    <meta:editing-cycles>5</meta:editing-cycles>
    <meta:document-statistic meta:table-count="1" meta:cell-count="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